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6039" officeooo:paragraph-rsid="001b6039"/>
    </style:style>
    <style:style style:name="P2" style:family="paragraph" style:parent-style-name="Standard">
      <style:text-properties officeooo:rsid="001e3507" officeooo:paragraph-rsid="001e3507"/>
    </style:style>
    <style:style style:name="T1" style:family="text">
      <style:text-properties officeooo:rsid="001d5ecd"/>
    </style:style>
    <style:style style:name="T2" style:family="text">
      <style:text-properties officeooo:rsid="001e3507"/>
    </style:style>
    <style:style style:name="T3" style:family="text">
      <style:text-properties officeooo:rsid="001f3911"/>
    </style:style>
    <style:style style:name="T4" style:family="text">
      <style:text-properties officeooo:rsid="0020e19d"/>
    </style:style>
    <style:style style:name="T5" style:family="text">
      <style:text-properties officeooo:rsid="0020f4f2"/>
    </style:style>
    <style:style style:name="T6" style:family="text">
      <style:text-properties officeooo:rsid="002147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acter assets</text:p>
      <text:p text:style-name="P1"><text:tab/>Male adult pilgrim</text:p>
      <text:p text:style-name="P1"><text:tab/>Female adult pilgrim</text:p>
      <text:p text:style-name="P1"><text:tab/>Male child pilgrim</text:p>
      <text:p text:style-name="P1"><text:tab/>Female child pilgrim</text:p>
      <text:p text:style-name="P1"><text:tab/>Male adult non-pilgrim</text:p>
      <text:p text:style-name="P1"><text:tab/>Female adult non-pilgrim</text:p>
      <text:p text:style-name="P1"><text:tab/>Male child non-pilgirm</text:p>
      <text:p text:style-name="P1"><text:tab/>Female child non-pilgrim</text:p>
      <text:p text:style-name="P1"><text:tab/>Male adult wealthy</text:p>
      <text:p text:style-name="P1"><text:tab/>Female adult wealthy</text:p>
      <text:p text:style-name="P1"><text:tab/>British soldier</text:p>
      <text:p text:style-name="P1"><text:tab/>Native american male adult</text:p>
      <text:p text:style-name="P1"><text:tab/>Native american female adult</text:p>
      <text:p text:style-name="P1"/>
      <text:p text:style-name="P1">Building assets</text:p>
      <text:p text:style-name="P1"><text:tab/><text:span text:style-name="T1">6 levels of housing</text:span></text:p>
      <text:p text:style-name="P1"><text:tab/><text:span text:style-name="T1">well</text:span></text:p>
      <text:p text:style-name="P1"><text:tab/><text:span text:style-name="T1">store</text:span></text:p>
      <text:p text:style-name="P1"><text:tab/><text:span text:style-name="T1">farms (??? types)</text:span></text:p>
      <text:p text:style-name="P1"><text:tab/><text:span text:style-name="T1">barn</text:span></text:p>
      <text:p text:style-name="P1"><text:tab/><text:span text:style-name="T1">ship</text:span></text:p>
      <text:p text:style-name="P1"><text:tab/><text:span text:style-name="T1">small boat</text:span></text:p>
      <text:p text:style-name="P1"><text:tab/><text:span text:style-name="T1">whaler</text:span></text:p>
      <text:p text:style-name="P1"><text:tab/><text:span text:style-name="T1">fishing boat</text:span></text:p>
      <text:p text:style-name="P1"><text:tab/><text:span text:style-name="T1">dock</text:span></text:p>
      <text:p text:style-name="P1"><text:tab/><text:span text:style-name="T1">bank</text:span></text:p>
      <text:p text:style-name="P1"><text:tab/><text:span text:style-name="T1">post office</text:span></text:p>
      <text:p text:style-name="P1"><text:tab/><text:span text:style-name="T3">town/city hall</text:span></text:p>
      <text:p text:style-name="P1"><text:tab/><text:span text:style-name="T3">governor's residence</text:span></text:p>
      <text:p text:style-name="P1"><text:tab/><text:span text:style-name="T3">maintenance</text:span></text:p>
      <text:p text:style-name="P1"><text:tab/><text:span text:style-name="T3">fire station</text:span></text:p>
      <text:p text:style-name="P1"><text:tab/><text:span text:style-name="T3">doctor's office</text:span></text:p>
      <text:p text:style-name="P1"><text:tab/><text:span text:style-name="T3">armory</text:span></text:p>
      <text:p text:style-name="P1"><text:tab/><text:span text:style-name="T3">blacksmith</text:span></text:p>
      <text:p text:style-name="P1"><text:tab/><text:span text:style-name="T3">silversmith</text:span></text:p>
      <text:p text:style-name="P1"><text:tab/><text:span text:style-name="T4">butcher</text:span></text:p>
      <text:p text:style-name="P1"><text:tab/><text:span text:style-name="T4">inn/tavern</text:span></text:p>
      <text:p text:style-name="P1"><text:tab/><text:span text:style-name="T4">church</text:span></text:p>
      <text:p text:style-name="P1"><text:tab/><text:span text:style-name="T4">newspaper</text:span></text:p>
      <text:p text:style-name="P1"><text:tab/><text:span text:style-name="T4">printing press</text:span></text:p>
      <text:p text:style-name="P1"><text:tab/><text:span text:style-name="T5">carpenter</text:span></text:p>
      <text:p text:style-name="P1"><text:tab/><text:span text:style-name="T6">cobbler</text:span></text:p>
      <text:p text:style-name="P1"><text:tab/><text:span text:style-name="T6">tailor</text:span></text:p>
      <text:p text:style-name="P1"><text:tab/></text:p>
      <text:p text:style-name="P1"/>
      <text:p text:style-name="P1">Tile assets</text:p>
      <text:p text:style-name="P1"><text:tab/><text:span text:style-name="T2">dirt road</text:span></text:p>
      <text:p text:style-name="P1"><text:tab/><text:span text:style-name="T2">cobblestone road</text:span></text:p>
      <text:p text:style-name="P1"><text:soft-page-break/><text:tab/><text:span text:style-name="T2">grass</text:span></text:p>
      <text:p text:style-name="P1"><text:tab/><text:span text:style-name="T2">dirt</text:span></text:p>
      <text:p text:style-name="P1"><text:tab/></text:p>
      <text:p text:style-name="P2">Other</text:p>
      <text:p text:style-name="P2"><text:tab/>trees</text:p>
      <text:p text:style-name="P2"><text:tab/>fountain</text:p>
      <text:p text:style-name="P2"><text:tab/>garde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15:32:22.430000000</meta:creation-date>
    <dc:date>2016-04-16T16:57:53.127000000</dc:date>
    <meta:editing-duration>PT24M27S</meta:editing-duration>
    <meta:editing-cycles>5</meta:editing-cycles>
    <meta:generator>LibreOffice/5.0.3.2$Windows_x86 LibreOffice_project/e5f16313668ac592c1bfb310f4390624e3dbfb75</meta:generator>
    <meta:document-statistic meta:table-count="0" meta:image-count="0" meta:object-count="0" meta:page-count="2" meta:paragraph-count="54" meta:word-count="97" meta:character-count="692" meta:non-whitespace-character-count="597"/>
  </office:meta>
</office:document-meta>
</file>